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italic" fo:font-weight="normal" officeooo:rsid="001a18f8" officeooo:paragraph-rsid="001c464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italic" fo:font-weight="normal" officeooo:rsid="001a18f8" officeooo:paragraph-rsid="001a18f8" style:font-style-asian="italic" style:font-weight-asian="normal" style:font-style-complex="italic" style:font-weight-complex="normal"/>
    </style:style>
    <style:style style:name="T1" style:family="text">
      <style:text-properties officeooo:rsid="001c4648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Loma"/>
    </style:style>
    <style:style style:name="T5" style:family="text">
      <style:text-properties style:font-name="Loma" fo:font-size="26pt" style:font-size-asian="26pt" style:font-size-complex="26pt"/>
    </style:style>
    <style:style style:name="T6" style:family="text">
      <style:text-properties style:font-name="Loma" officeooo:rsid="001c4648"/>
    </style:style>
    <style:style style:name="T7" style:family="text">
      <style:text-properties style:font-name="URW Chancery L"/>
    </style:style>
    <style:style style:name="T8" style:family="text">
      <style:text-properties style:font-name="URW Chancery L" fo:font-size="26pt" style:font-size-asian="26pt" style:font-size-complex="26pt"/>
    </style:style>
    <style:style style:name="T9" style:family="text">
      <style:text-properties style:font-name="URW Chancery L" officeooo:rsid="001c4648"/>
    </style:style>
    <style:style style:name="T10" style:family="text">
      <style:text-properties style:font-name="URW Chancery L" fo:font-size="20pt" style:font-size-asian="20pt" style:font-size-complex="20pt"/>
    </style:style>
    <style:style style:name="T11" style:family="text">
      <style:text-properties style:font-name="URW Chancery L" fo:font-size="20pt" officeooo:rsid="001c4648" style:font-size-asian="20pt" style:font-size-complex="20pt"/>
    </style:style>
    <style:style style:name="T12" style:family="text">
      <style:text-properties style:font-name="URW Chancery L" fo:font-size="44pt" style:font-size-asian="44pt" style:font-size-complex="44pt"/>
    </style:style>
    <style:style style:name="T13" style:family="text">
      <style:text-properties style:font-name="URW Chancery L" fo:font-size="18pt" style:font-size-asian="18pt" style:font-size-complex="18pt"/>
    </style:style>
    <style:style style:name="T14" style:family="text">
      <style:text-properties style:font-name="URW Chancery L" fo:font-size="18pt" officeooo:rsid="001c4648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officeooo:rsid="001e8bdc"/>
    </style:style>
    <style:style style:name="T18" style:family="text">
      <style:text-properties officeooo:rsid="001f6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face applicative pour FACE:</text:p>
      <text:p text:style-name="P3"/>
      <text:p text:style-name="P3"><text:s/>l’<text:span text:style-name="T16">InterFace</text:span> (CamelCase) <text:span text:style-name="T18">Fr1.0</text:span></text:p>
      <text:p text:style-name="P2"/>
      <text:p text:style-name="P2"><text:span text:style-name="T15">P</text:span>résentation: </text:p>
      <text:p text:style-name="P2"><text:s/></text:p>
      <text:p text:style-name="P1"><text:tab/><text:span text:style-name="T12">L</text:span><text:span text:style-name="T13">a Fondation FACE, spécialisée dans l’insertion professionnelle a demandé à la Code Académie de lui réaliser une application afin de centraliser et de gérer ses données, ses agendas et différentes fonctionnalités. <text:tab/>Les employés de FACE n’ont pas d’outils collaboratifs leur simplifiant l’organisation et le suivi de leur «flux». La gest</text:span><text:span text:style-name="T14">i</text:span><text:span text:style-name="T13">on des agendas es</text:span><text:span text:style-name="T14">t</text:span><text:span text:style-name="T13"> personnelle et probl</text:span><text:span text:style-name="T14">é</text:span><text:span text:style-name="T13">matique, la gest</text:span><text:span text:style-name="T14">i</text:span><text:span text:style-name="T13">on des personnes en insert</text:span><text:span text:style-name="T14">i</text:span><text:span text:style-name="T13">on est aussi </text:span><text:span text:style-name="T14">compliquée</text:span><text:span text:style-name="T13"> en cas d’absence de leur r</text:span><text:span text:style-name="T14">é</text:span><text:span text:style-name="T13">f</text:span><text:span text:style-name="T14">é</text:span><text:span text:style-name="T13">rent. </text:span></text:p>
      <text:p text:style-name="P1"><text:span text:style-name="T13"><text:tab/>Le suivi ef</text:span><text:span text:style-name="T14">f</text:span><text:span text:style-name="T13">ectué par FACE est un suivi à long terme en vue d’une insertion professionnelle positive. Au cours des mois de ce suivi, le p</text:span><text:span text:style-name="T14">e</text:span><text:span text:style-name="T13">rsonnel de FACE doit pouvoir renseigner et connaître le parcours des Flux et avoir donc accès à leur dossier et pouvoir les mettre à jour. </text:span></text:p>
      <text:p text:style-name="P1"><text:span text:style-name="T13"><text:tab/>Ainsi l’ap</text:span><text:span text:style-name="T14">pl</text:span><text:span text:style-name="T13">ication sera réalisée de façon </text:span><text:span text:style-name="T14">à</text:span><text:span text:style-name="T13"> ce que chaque employé de </text:span><text:span text:style-name="T14">FACE</text:span><text:span text:style-name="T13"> puisse interagir avec ses collaborateurs de différent</text:span><text:span text:style-name="T14">e</text:span><text:span text:style-name="T13">s façon. </text:span></text:p>
      <text:p text:style-name="P1"><text:span text:style-name="T13"><text:tab/>De plus il est important pour les collaborateurs d’avoir un outil digne d’un moteur de recherche pour trouver rapidement toutes les informations notées dans le dossier du Flux. </text:span><text:span text:style-name="T14">Et là encore les changer si besoin. <text:tab/>L’Interface sera donc un outil fonctionnel personnel et aussi et surtout un outil collaboratif intuitif de qual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20:45.844746899</meta:creation-date>
    <dc:date>2016-11-15T15:16:50.107612665</dc:date>
    <meta:editing-duration>PT45M3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02" meta:character-count="1305" meta:non-whitespace-character-count="1098"/>
  </office:meta>
</office:document-meta>
</file>